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18" table:formula="of:=60*1.6" office:value-type="currency" office:currency="EUR" office:value="96" calcext:value-type="currency">
            <text:p>96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Bermagui</text:p>
          </table:table-cell>
          <table:table-cell office:value-type="float" office:value="44" calcext:value-type="float">
            <text:p>44</text:p>
          </table:table-cell>
          <table:table-cell table:style-name="ce13" table:formula="of:=[.F16]+[.E17]" office:value-type="float" office:value="889" calcext:value-type="float">
            <text:p>889</text:p>
          </table:table-cell>
          <table:table-cell/>
          <table:table-cell table:formula="of:=[.H16]+[.G17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17]+[.L17]+[.M17]" office:value-type="currency" office:currency="USD" office:value="0" calcext:value-type="currency">
            <text:p>$0,00</text:p>
          </table:table-cell>
          <table:table-cell table:style-name="ce41" table:formula="of:=[.O16]+[.N17]" office:value-type="currency" office:currency="USD" office:value="1105.58" calcext:value-type="currency">
            <text:p>$1 105,58</text:p>
          </table:table-cell>
          <table:table-cell table:style-name="ce41" table:formula="of:=[.A17]*budgetjour-[.O17]" office:value-type="currency" office:currency="USD" office:value="430.42" calcext:value-type="currency">
            <text:p>$430,42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Bermagui" calcext:value-type="string">
            <text:p>Bermagui</text:p>
          </table:table-cell>
          <table:table-cell office:value-type="string" calcext:value-type="string">
            <text:p>Moruya</text:p>
          </table:table-cell>
          <table:table-cell office:value-type="float" office:value="80" calcext:value-type="float">
            <text:p>80</text:p>
          </table:table-cell>
          <table:table-cell table:style-name="ce13" table:formula="of:=[.F17]+[.E18]" office:value-type="float" office:value="969" calcext:value-type="float">
            <text:p>969</text:p>
          </table:table-cell>
          <table:table-cell/>
          <table:table-cell table:formula="of:=[.H17]+[.G18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18]+[.L18]+[.M18]" office:value-type="currency" office:currency="USD" office:value="0" calcext:value-type="currency">
            <text:p>$0,00</text:p>
          </table:table-cell>
          <table:table-cell table:style-name="ce41" table:formula="of:=[.O17]+[.N18]" office:value-type="currency" office:currency="USD" office:value="1105.58" calcext:value-type="currency">
            <text:p>$1 105,58</text:p>
          </table:table-cell>
          <table:table-cell table:style-name="ce41" table:formula="of:=[.A18]*budgetjour-[.O18]" office:value-type="currency" office:currency="USD" office:value="526.42" calcext:value-type="currency">
            <text:p>$526,42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90" calcext:value-type="float">
            <text:p>90</text:p>
          </table:table-cell>
          <table:table-cell table:style-name="ce13" table:formula="of:=[.F18]+[.E19]" office:value-type="float" office:value="1059" calcext:value-type="float">
            <text:p>1059</text:p>
          </table:table-cell>
          <table:table-cell/>
          <table:table-cell table:formula="of:=[.H18]+[.G19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19]+[.L19]+[.M19]" office:value-type="currency" office:currency="USD" office:value="0" calcext:value-type="currency">
            <text:p>$0,00</text:p>
          </table:table-cell>
          <table:table-cell table:style-name="ce41" table:formula="of:=[.O18]+[.N19]" office:value-type="currency" office:currency="USD" office:value="1105.58" calcext:value-type="currency">
            <text:p>$1 105,58</text:p>
          </table:table-cell>
          <table:table-cell table:style-name="ce41" table:formula="of:=[.A19]*budgetjour-[.O19]" office:value-type="currency" office:currency="USD" office:value="622.42" calcext:value-type="currency">
            <text:p>$622,42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Bomaderry</text:p>
          </table:table-cell>
          <table:table-cell office:value-type="float" office:value="95" calcext:value-type="float">
            <text:p>95</text:p>
          </table:table-cell>
          <table:table-cell table:style-name="ce13" table:formula="of:=[.F19]+[.E20]" office:value-type="float" office:value="1154" calcext:value-type="float">
            <text:p>1154</text:p>
          </table:table-cell>
          <table:table-cell/>
          <table:table-cell table:formula="of:=[.H19]+[.G20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20]+[.L20]+[.M20]" office:value-type="currency" office:currency="USD" office:value="0" calcext:value-type="currency">
            <text:p>$0,00</text:p>
          </table:table-cell>
          <table:table-cell table:style-name="ce41" table:formula="of:=[.O19]+[.N20]" office:value-type="currency" office:currency="USD" office:value="1105.58" calcext:value-type="currency">
            <text:p>$1 105,58</text:p>
          </table:table-cell>
          <table:table-cell table:style-name="ce41" table:formula="of:=[.A20]*budgetjour-[.O20]" office:value-type="currency" office:currency="USD" office:value="718.42" calcext:value-type="currency">
            <text:p>$718,42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Bomaderry" calcext:value-type="string">
            <text:p>Bomaderry</text:p>
          </table:table-cell>
          <table:table-cell office:value-type="string" calcext:value-type="string">
            <text:p>Wollongong</text:p>
          </table:table-cell>
          <table:table-cell office:value-type="float" office:value="80" calcext:value-type="float">
            <text:p>80</text:p>
          </table:table-cell>
          <table:table-cell table:style-name="ce13" table:formula="of:=[.F20]+[.E21]" office:value-type="float" office:value="1234" calcext:value-type="float">
            <text:p>1234</text:p>
          </table:table-cell>
          <table:table-cell/>
          <table:table-cell table:formula="of:=[.H20]+[.G21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21]+[.L21]+[.M21]" office:value-type="currency" office:currency="USD" office:value="0" calcext:value-type="currency">
            <text:p>$0,00</text:p>
          </table:table-cell>
          <table:table-cell table:style-name="ce41" table:formula="of:=[.O20]+[.N21]" office:value-type="currency" office:currency="USD" office:value="1105.58" calcext:value-type="currency">
            <text:p>$1 105,58</text:p>
          </table:table-cell>
          <table:table-cell table:style-name="ce41" table:formula="of:=[.A21]*budgetjour-[.O21]" office:value-type="currency" office:currency="USD" office:value="814.42" calcext:value-type="currency">
            <text:p>$814,42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85" calcext:value-type="float">
            <text:p>85</text:p>
          </table:table-cell>
          <table:table-cell table:style-name="ce13" table:formula="of:=[.F21]+[.E22]" office:value-type="float" office:value="1319" calcext:value-type="float">
            <text:p>1319</text:p>
          </table:table-cell>
          <table:table-cell/>
          <table:table-cell table:formula="of:=[.H21]+[.G22]" office:value-type="float" office:value="5940" calcext:value-type="float">
            <text:p>5940</text:p>
          </table:table-cell>
          <table:table-cell/>
          <table:table-cell office:value-type="string" calcext:value-type="string">
            <text:p>ferry</text:p>
          </table:table-cell>
          <table:table-cell table:style-name="ce41" table:number-columns-repeated="3"/>
          <table:table-cell table:style-name="ce41" table:formula="of:=[.K22]+[.L22]+[.M22]" office:value-type="currency" office:currency="USD" office:value="0" calcext:value-type="currency">
            <text:p>$0,00</text:p>
          </table:table-cell>
          <table:table-cell table:style-name="ce41" table:formula="of:=[.O21]+[.N22]" office:value-type="currency" office:currency="USD" office:value="1105.58" calcext:value-type="currency">
            <text:p>$1 105,58</text:p>
          </table:table-cell>
          <table:table-cell table:style-name="ce41" table:formula="of:=[.A22]*budgetjour-[.O22]" office:value-type="currency" office:currency="USD" office:value="910.42" calcext:value-type="currency">
            <text:p>$910,42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50" calcext:value-type="float">
            <text:p>50</text:p>
          </table:table-cell>
          <table:table-cell table:style-name="ce13" table:formula="of:=[.F22]+[.E23]" office:value-type="float" office:value="1369" calcext:value-type="float">
            <text:p>1369</text:p>
          </table:table-cell>
          <table:table-cell/>
          <table:table-cell table:formula="of:=[.H22]+[.G23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23]+[.L23]+[.M23]" office:value-type="currency" office:currency="USD" office:value="0" calcext:value-type="currency">
            <text:p>$0,00</text:p>
          </table:table-cell>
          <table:table-cell table:style-name="ce41" table:formula="of:=[.O22]+[.N23]" office:value-type="currency" office:currency="USD" office:value="1105.58" calcext:value-type="currency">
            <text:p>$1 105,58</text:p>
          </table:table-cell>
          <table:table-cell table:style-name="ce41" table:formula="of:=[.A23]*budgetjour-[.O23]" office:value-type="currency" office:currency="USD" office:value="1006.42" calcext:value-type="currency">
            <text:p>$1 006,42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/>
          <table:table-cell table:style-name="ce13" table:formula="of:=[.F23]+[.E24]" office:value-type="float" office:value="1369" calcext:value-type="float">
            <text:p>1369</text:p>
          </table:table-cell>
          <table:table-cell/>
          <table:table-cell table:formula="of:=[.H23]+[.G24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24]+[.L24]+[.M24]" office:value-type="currency" office:currency="USD" office:value="0" calcext:value-type="currency">
            <text:p>$0,00</text:p>
          </table:table-cell>
          <table:table-cell table:style-name="ce41" table:formula="of:=[.O23]+[.N24]" office:value-type="currency" office:currency="USD" office:value="1105.58" calcext:value-type="currency">
            <text:p>$1 105,58</text:p>
          </table:table-cell>
          <table:table-cell table:style-name="ce41" table:formula="of:=[.A24]*budgetjour-[.O24]" office:value-type="currency" office:currency="USD" office:value="1102.42" calcext:value-type="currency">
            <text:p>$1 102,42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/>
          <table:table-cell table:style-name="ce13" table:formula="of:=[.F24]+[.E25]" office:value-type="float" office:value="1369" calcext:value-type="float">
            <text:p>1369</text:p>
          </table:table-cell>
          <table:table-cell/>
          <table:table-cell table:formula="of:=[.H24]+[.G25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25]+[.L25]+[.M25]" office:value-type="currency" office:currency="USD" office:value="0" calcext:value-type="currency">
            <text:p>$0,00</text:p>
          </table:table-cell>
          <table:table-cell table:style-name="ce41" table:formula="of:=[.O24]+[.N25]" office:value-type="currency" office:currency="USD" office:value="1105.58" calcext:value-type="currency">
            <text:p>$1 105,58</text:p>
          </table:table-cell>
          <table:table-cell table:style-name="ce41" table:formula="of:=[.A25]*budgetjour-[.O25]" office:value-type="currency" office:currency="USD" office:value="1198.42" calcext:value-type="currency">
            <text:p>$1 198,42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/>
          <table:table-cell table:style-name="ce13" table:formula="of:=[.F25]+[.E26]" office:value-type="float" office:value="1369" calcext:value-type="float">
            <text:p>1369</text:p>
          </table:table-cell>
          <table:table-cell/>
          <table:table-cell table:formula="of:=[.H25]+[.G26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26]+[.L26]+[.M26]" office:value-type="currency" office:currency="USD" office:value="0" calcext:value-type="currency">
            <text:p>$0,00</text:p>
          </table:table-cell>
          <table:table-cell table:style-name="ce41" table:formula="of:=[.O25]+[.N26]" office:value-type="currency" office:currency="USD" office:value="1105.58" calcext:value-type="currency">
            <text:p>$1 105,58</text:p>
          </table:table-cell>
          <table:table-cell table:style-name="ce41" table:formula="of:=[.A26]*budgetjour-[.O26]" office:value-type="currency" office:currency="USD" office:value="1294.42" calcext:value-type="currency">
            <text:p>$1 294,42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table:number-columns-repeated="2"/>
          <table:table-cell table:style-name="ce13" table:formula="of:=[.F26]+[.E27]" office:value-type="float" office:value="1369" calcext:value-type="float">
            <text:p>1369</text:p>
          </table:table-cell>
          <table:table-cell/>
          <table:table-cell table:formula="of:=[.H26]+[.G27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27]+[.L27]+[.M27]" office:value-type="currency" office:currency="USD" office:value="0" calcext:value-type="currency">
            <text:p>$0,00</text:p>
          </table:table-cell>
          <table:table-cell table:style-name="ce41" table:formula="of:=[.O26]+[.N27]" office:value-type="currency" office:currency="USD" office:value="1105.58" calcext:value-type="currency">
            <text:p>$1 105,58</text:p>
          </table:table-cell>
          <table:table-cell table:style-name="ce41" table:formula="of:=[.A27]*budgetjour-[.O27]" office:value-type="currency" office:currency="USD" office:value="1390.42" calcext:value-type="currency">
            <text:p>$1 390,42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float" office:value="0" calcext:value-type="float">
            <text:p>0</text:p>
          </table:table-cell>
          <table:table-cell table:number-columns-repeated="2"/>
          <table:table-cell table:style-name="ce13" table:formula="of:=[.F27]+[.E28]" office:value-type="float" office:value="1369" calcext:value-type="float">
            <text:p>1369</text:p>
          </table:table-cell>
          <table:table-cell/>
          <table:table-cell table:formula="of:=[.H27]+[.G28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28]+[.L28]+[.M28]" office:value-type="currency" office:currency="USD" office:value="0" calcext:value-type="currency">
            <text:p>$0,00</text:p>
          </table:table-cell>
          <table:table-cell table:style-name="ce41" table:formula="of:=[.O27]+[.N28]" office:value-type="currency" office:currency="USD" office:value="1105.58" calcext:value-type="currency">
            <text:p>$1 105,58</text:p>
          </table:table-cell>
          <table:table-cell table:style-name="ce41" table:formula="of:=[.A28]*budgetjour-[.O28]" office:value-type="currency" office:currency="USD" office:value="1486.42" calcext:value-type="currency">
            <text:p>$1 486,42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float" office:value="0" calcext:value-type="float">
            <text:p>0</text:p>
          </table:table-cell>
          <table:table-cell table:number-columns-repeated="2"/>
          <table:table-cell table:style-name="ce13" table:formula="of:=[.F28]+[.E29]" office:value-type="float" office:value="1369" calcext:value-type="float">
            <text:p>1369</text:p>
          </table:table-cell>
          <table:table-cell/>
          <table:table-cell table:formula="of:=[.H28]+[.G29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29]+[.L29]+[.M29]" office:value-type="currency" office:currency="USD" office:value="0" calcext:value-type="currency">
            <text:p>$0,00</text:p>
          </table:table-cell>
          <table:table-cell table:style-name="ce41" table:formula="of:=[.O28]+[.N29]" office:value-type="currency" office:currency="USD" office:value="1105.58" calcext:value-type="currency">
            <text:p>$1 105,58</text:p>
          </table:table-cell>
          <table:table-cell table:style-name="ce41" table:formula="of:=[.A29]*budgetjour-[.O29]" office:value-type="currency" office:currency="USD" office:value="1582.42" calcext:value-type="currency">
            <text:p>$1 582,42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float" office:value="0" calcext:value-type="float">
            <text:p>0</text:p>
          </table:table-cell>
          <table:table-cell table:number-columns-repeated="2"/>
          <table:table-cell table:style-name="ce13" table:formula="of:=[.F29]+[.E30]" office:value-type="float" office:value="1369" calcext:value-type="float">
            <text:p>1369</text:p>
          </table:table-cell>
          <table:table-cell/>
          <table:table-cell table:formula="of:=[.H29]+[.G30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30]+[.L30]+[.M30]" office:value-type="currency" office:currency="USD" office:value="0" calcext:value-type="currency">
            <text:p>$0,00</text:p>
          </table:table-cell>
          <table:table-cell table:style-name="ce41" table:formula="of:=[.O29]+[.N30]" office:value-type="currency" office:currency="USD" office:value="1105.58" calcext:value-type="currency">
            <text:p>$1 105,58</text:p>
          </table:table-cell>
          <table:table-cell table:style-name="ce41" table:formula="of:=[.A30]*budgetjour-[.O30]" office:value-type="currency" office:currency="USD" office:value="1678.42" calcext:value-type="currency">
            <text:p>$1 678,42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float" office:value="0" calcext:value-type="float">
            <text:p>0</text:p>
          </table:table-cell>
          <table:table-cell table:number-columns-repeated="2"/>
          <table:table-cell table:style-name="ce13" table:formula="of:=[.F30]+[.E31]" office:value-type="float" office:value="1369" calcext:value-type="float">
            <text:p>1369</text:p>
          </table:table-cell>
          <table:table-cell/>
          <table:table-cell table:formula="of:=[.H30]+[.G31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31]+[.L31]+[.M31]" office:value-type="currency" office:currency="USD" office:value="0" calcext:value-type="currency">
            <text:p>$0,00</text:p>
          </table:table-cell>
          <table:table-cell table:style-name="ce41" table:formula="of:=[.O30]+[.N31]" office:value-type="currency" office:currency="USD" office:value="1105.58" calcext:value-type="currency">
            <text:p>$1 105,58</text:p>
          </table:table-cell>
          <table:table-cell table:style-name="ce41" table:formula="of:=[.A31]*budgetjour-[.O31]" office:value-type="currency" office:currency="USD" office:value="1774.42" calcext:value-type="currency">
            <text:p>$1 774,42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float" office:value="0" calcext:value-type="float">
            <text:p>0</text:p>
          </table:table-cell>
          <table:table-cell table:number-columns-repeated="2"/>
          <table:table-cell table:style-name="ce13" table:formula="of:=[.F31]+[.E32]" office:value-type="float" office:value="1369" calcext:value-type="float">
            <text:p>1369</text:p>
          </table:table-cell>
          <table:table-cell/>
          <table:table-cell table:formula="of:=[.H31]+[.G32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32]+[.L32]+[.M32]" office:value-type="currency" office:currency="USD" office:value="0" calcext:value-type="currency">
            <text:p>$0,00</text:p>
          </table:table-cell>
          <table:table-cell table:style-name="ce41" table:formula="of:=[.O31]+[.N32]" office:value-type="currency" office:currency="USD" office:value="1105.58" calcext:value-type="currency">
            <text:p>$1 105,58</text:p>
          </table:table-cell>
          <table:table-cell table:style-name="ce41" table:formula="of:=[.A32]*budgetjour-[.O32]" office:value-type="currency" office:currency="USD" office:value="1870.42" calcext:value-type="currency">
            <text:p>$1 87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float" office:value="0" calcext:value-type="float">
            <text:p>0</text:p>
          </table:table-cell>
          <table:table-cell table:number-columns-repeated="2"/>
          <table:table-cell table:style-name="ce13" table:formula="of:=[.F32]+[.E33]" office:value-type="float" office:value="1369" calcext:value-type="float">
            <text:p>1369</text:p>
          </table:table-cell>
          <table:table-cell/>
          <table:table-cell table:formula="of:=[.H32]+[.G33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33]+[.L33]+[.M33]" office:value-type="currency" office:currency="USD" office:value="0" calcext:value-type="currency">
            <text:p>$0,00</text:p>
          </table:table-cell>
          <table:table-cell table:style-name="ce41" table:formula="of:=[.O32]+[.N33]" office:value-type="currency" office:currency="USD" office:value="1105.58" calcext:value-type="currency">
            <text:p>$1 105,58</text:p>
          </table:table-cell>
          <table:table-cell table:style-name="ce41" table:formula="of:=[.A33]*budgetjour-[.O33]" office:value-type="currency" office:currency="USD" office:value="1966.42" calcext:value-type="currency">
            <text:p>$1 966,4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float" office:value="0" calcext:value-type="float">
            <text:p>0</text:p>
          </table:table-cell>
          <table:table-cell table:number-columns-repeated="2"/>
          <table:table-cell table:style-name="ce13" table:formula="of:=[.F33]+[.E34]" office:value-type="float" office:value="1369" calcext:value-type="float">
            <text:p>1369</text:p>
          </table:table-cell>
          <table:table-cell/>
          <table:table-cell table:formula="of:=[.H33]+[.G34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34]+[.L34]+[.M34]" office:value-type="currency" office:currency="USD" office:value="0" calcext:value-type="currency">
            <text:p>$0,00</text:p>
          </table:table-cell>
          <table:table-cell table:style-name="ce41" table:formula="of:=[.O33]+[.N34]" office:value-type="currency" office:currency="USD" office:value="1105.58" calcext:value-type="currency">
            <text:p>$1 105,58</text:p>
          </table:table-cell>
          <table:table-cell table:style-name="ce41" table:formula="of:=[.A34]*budgetjour-[.O34]" office:value-type="currency" office:currency="USD" office:value="2062.42" calcext:value-type="currency">
            <text:p>$2 062,42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float" office:value="0" calcext:value-type="float">
            <text:p>0</text:p>
          </table:table-cell>
          <table:table-cell table:number-columns-repeated="2"/>
          <table:table-cell table:style-name="ce13" table:formula="of:=[.F34]+[.E35]" office:value-type="float" office:value="1369" calcext:value-type="float">
            <text:p>1369</text:p>
          </table:table-cell>
          <table:table-cell/>
          <table:table-cell table:formula="of:=[.H34]+[.G35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35]+[.L35]+[.M35]" office:value-type="currency" office:currency="USD" office:value="0" calcext:value-type="currency">
            <text:p>$0,00</text:p>
          </table:table-cell>
          <table:table-cell table:style-name="ce41" table:formula="of:=[.O34]+[.N35]" office:value-type="currency" office:currency="USD" office:value="1105.58" calcext:value-type="currency">
            <text:p>$1 105,58</text:p>
          </table:table-cell>
          <table:table-cell table:style-name="ce41" table:formula="of:=[.A35]*budgetjour-[.O35]" office:value-type="currency" office:currency="USD" office:value="2158.42" calcext:value-type="currency">
            <text:p>$2 158,42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float" office:value="0" calcext:value-type="float">
            <text:p>0</text:p>
          </table:table-cell>
          <table:table-cell table:number-columns-repeated="2"/>
          <table:table-cell table:style-name="ce13" table:formula="of:=[.F35]+[.E36]" office:value-type="float" office:value="1369" calcext:value-type="float">
            <text:p>1369</text:p>
          </table:table-cell>
          <table:table-cell/>
          <table:table-cell table:formula="of:=[.H35]+[.G36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36]+[.L36]+[.M36]" office:value-type="currency" office:currency="USD" office:value="0" calcext:value-type="currency">
            <text:p>$0,00</text:p>
          </table:table-cell>
          <table:table-cell table:style-name="ce41" table:formula="of:=[.O35]+[.N36]" office:value-type="currency" office:currency="USD" office:value="1105.58" calcext:value-type="currency">
            <text:p>$1 105,58</text:p>
          </table:table-cell>
          <table:table-cell table:style-name="ce41" table:formula="of:=[.A36]*budgetjour-[.O36]" office:value-type="currency" office:currency="USD" office:value="2254.42" calcext:value-type="currency">
            <text:p>$2 254,42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float" office:value="0" calcext:value-type="float">
            <text:p>0</text:p>
          </table:table-cell>
          <table:table-cell table:number-columns-repeated="2"/>
          <table:table-cell table:style-name="ce13" table:formula="of:=[.F36]+[.E37]" office:value-type="float" office:value="1369" calcext:value-type="float">
            <text:p>1369</text:p>
          </table:table-cell>
          <table:table-cell/>
          <table:table-cell table:formula="of:=[.H36]+[.G37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37]+[.L37]+[.M37]" office:value-type="currency" office:currency="USD" office:value="0" calcext:value-type="currency">
            <text:p>$0,00</text:p>
          </table:table-cell>
          <table:table-cell table:style-name="ce41" table:formula="of:=[.O36]+[.N37]" office:value-type="currency" office:currency="USD" office:value="1105.58" calcext:value-type="currency">
            <text:p>$1 105,58</text:p>
          </table:table-cell>
          <table:table-cell table:style-name="ce41" table:formula="of:=[.A37]*budgetjour-[.O37]" office:value-type="currency" office:currency="USD" office:value="2350.42" calcext:value-type="currency">
            <text:p>$2 350,42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float" office:value="0" calcext:value-type="float">
            <text:p>0</text:p>
          </table:table-cell>
          <table:table-cell table:number-columns-repeated="2"/>
          <table:table-cell table:style-name="ce13" table:formula="of:=[.F37]+[.E38]" office:value-type="float" office:value="1369" calcext:value-type="float">
            <text:p>1369</text:p>
          </table:table-cell>
          <table:table-cell/>
          <table:table-cell table:formula="of:=[.H37]+[.G38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38]+[.L38]+[.M38]" office:value-type="currency" office:currency="USD" office:value="0" calcext:value-type="currency">
            <text:p>$0,00</text:p>
          </table:table-cell>
          <table:table-cell table:style-name="ce41" table:formula="of:=[.O37]+[.N38]" office:value-type="currency" office:currency="USD" office:value="1105.58" calcext:value-type="currency">
            <text:p>$1 105,58</text:p>
          </table:table-cell>
          <table:table-cell table:style-name="ce41" table:formula="of:=[.A38]*budgetjour-[.O38]" office:value-type="currency" office:currency="USD" office:value="2446.42" calcext:value-type="currency">
            <text:p>$2 446,42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float" office:value="0" calcext:value-type="float">
            <text:p>0</text:p>
          </table:table-cell>
          <table:table-cell table:number-columns-repeated="2"/>
          <table:table-cell table:style-name="ce13" table:formula="of:=[.F38]+[.E39]" office:value-type="float" office:value="1369" calcext:value-type="float">
            <text:p>1369</text:p>
          </table:table-cell>
          <table:table-cell/>
          <table:table-cell table:formula="of:=[.H38]+[.G39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39]+[.L39]+[.M39]" office:value-type="currency" office:currency="USD" office:value="0" calcext:value-type="currency">
            <text:p>$0,00</text:p>
          </table:table-cell>
          <table:table-cell table:style-name="ce41" table:formula="of:=[.O38]+[.N39]" office:value-type="currency" office:currency="USD" office:value="1105.58" calcext:value-type="currency">
            <text:p>$1 105,58</text:p>
          </table:table-cell>
          <table:table-cell table:style-name="ce41" table:formula="of:=[.A39]*budgetjour-[.O39]" office:value-type="currency" office:currency="USD" office:value="2542.42" calcext:value-type="currency">
            <text:p>$2 542,42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float" office:value="0" calcext:value-type="float">
            <text:p>0</text:p>
          </table:table-cell>
          <table:table-cell table:number-columns-repeated="2"/>
          <table:table-cell table:style-name="ce13" table:formula="of:=[.F39]+[.E40]" office:value-type="float" office:value="1369" calcext:value-type="float">
            <text:p>1369</text:p>
          </table:table-cell>
          <table:table-cell/>
          <table:table-cell table:formula="of:=[.H39]+[.G40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40]+[.L40]+[.M40]" office:value-type="currency" office:currency="USD" office:value="0" calcext:value-type="currency">
            <text:p>$0,00</text:p>
          </table:table-cell>
          <table:table-cell table:style-name="ce41" table:formula="of:=[.O39]+[.N40]" office:value-type="currency" office:currency="USD" office:value="1105.58" calcext:value-type="currency">
            <text:p>$1 105,58</text:p>
          </table:table-cell>
          <table:table-cell table:style-name="ce41" table:formula="of:=[.A40]*budgetjour-[.O40]" office:value-type="currency" office:currency="USD" office:value="2638.42" calcext:value-type="currency">
            <text:p>$2 638,42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float" office:value="0" calcext:value-type="float">
            <text:p>0</text:p>
          </table:table-cell>
          <table:table-cell table:number-columns-repeated="2"/>
          <table:table-cell table:style-name="ce13" table:formula="of:=[.F40]+[.E41]" office:value-type="float" office:value="1369" calcext:value-type="float">
            <text:p>1369</text:p>
          </table:table-cell>
          <table:table-cell/>
          <table:table-cell table:formula="of:=[.H40]+[.G41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41]+[.L41]+[.M41]" office:value-type="currency" office:currency="USD" office:value="0" calcext:value-type="currency">
            <text:p>$0,00</text:p>
          </table:table-cell>
          <table:table-cell table:style-name="ce41" table:formula="of:=[.O40]+[.N41]" office:value-type="currency" office:currency="USD" office:value="1105.58" calcext:value-type="currency">
            <text:p>$1 105,58</text:p>
          </table:table-cell>
          <table:table-cell table:style-name="ce41" table:formula="of:=[.A41]*budgetjour-[.O41]" office:value-type="currency" office:currency="USD" office:value="2734.42" calcext:value-type="currency">
            <text:p>$2 734,42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float" office:value="0" calcext:value-type="float">
            <text:p>0</text:p>
          </table:table-cell>
          <table:table-cell table:number-columns-repeated="2"/>
          <table:table-cell table:style-name="ce13" table:formula="of:=[.F41]+[.E42]" office:value-type="float" office:value="1369" calcext:value-type="float">
            <text:p>1369</text:p>
          </table:table-cell>
          <table:table-cell/>
          <table:table-cell table:formula="of:=[.H41]+[.G42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42]+[.L42]+[.M42]" office:value-type="currency" office:currency="USD" office:value="0" calcext:value-type="currency">
            <text:p>$0,00</text:p>
          </table:table-cell>
          <table:table-cell table:style-name="ce41" table:formula="of:=[.O41]+[.N42]" office:value-type="currency" office:currency="USD" office:value="1105.58" calcext:value-type="currency">
            <text:p>$1 105,58</text:p>
          </table:table-cell>
          <table:table-cell table:style-name="ce41" table:formula="of:=[.A42]*budgetjour-[.O42]" office:value-type="currency" office:currency="USD" office:value="2830.42" calcext:value-type="currency">
            <text:p>$2 830,42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float" office:value="0" calcext:value-type="float">
            <text:p>0</text:p>
          </table:table-cell>
          <table:table-cell table:number-columns-repeated="2"/>
          <table:table-cell table:style-name="ce13" table:formula="of:=[.F42]+[.E43]" office:value-type="float" office:value="1369" calcext:value-type="float">
            <text:p>1369</text:p>
          </table:table-cell>
          <table:table-cell/>
          <table:table-cell table:formula="of:=[.H42]+[.G43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43]+[.L43]+[.M43]" office:value-type="currency" office:currency="USD" office:value="0" calcext:value-type="currency">
            <text:p>$0,00</text:p>
          </table:table-cell>
          <table:table-cell table:style-name="ce41" table:formula="of:=[.O42]+[.N43]" office:value-type="currency" office:currency="USD" office:value="1105.58" calcext:value-type="currency">
            <text:p>$1 105,58</text:p>
          </table:table-cell>
          <table:table-cell table:style-name="ce41" table:formula="of:=[.A43]*budgetjour-[.O43]" office:value-type="currency" office:currency="USD" office:value="2926.42" calcext:value-type="currency">
            <text:p>$2 926,42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float" office:value="0" calcext:value-type="float">
            <text:p>0</text:p>
          </table:table-cell>
          <table:table-cell table:number-columns-repeated="2"/>
          <table:table-cell table:style-name="ce13" table:formula="of:=[.F43]+[.E44]" office:value-type="float" office:value="1369" calcext:value-type="float">
            <text:p>1369</text:p>
          </table:table-cell>
          <table:table-cell/>
          <table:table-cell table:formula="of:=[.H43]+[.G44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1105.58" calcext:value-type="currency">
            <text:p>$1 105,58</text:p>
          </table:table-cell>
          <table:table-cell table:style-name="ce41" table:formula="of:=[.A44]*budgetjour-[.O44]" office:value-type="currency" office:currency="USD" office:value="3022.42" calcext:value-type="currency">
            <text:p>$3 022,42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float" office:value="0" calcext:value-type="float">
            <text:p>0</text:p>
          </table:table-cell>
          <table:table-cell table:number-columns-repeated="2"/>
          <table:table-cell table:style-name="ce13" table:formula="of:=[.F44]+[.E45]" office:value-type="float" office:value="1369" calcext:value-type="float">
            <text:p>1369</text:p>
          </table:table-cell>
          <table:table-cell/>
          <table:table-cell table:formula="of:=[.H44]+[.G45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45]+[.L45]+[.M45]" office:value-type="currency" office:currency="USD" office:value="0" calcext:value-type="currency">
            <text:p>$0,00</text:p>
          </table:table-cell>
          <table:table-cell table:style-name="ce41" table:formula="of:=[.O44]+[.N45]" office:value-type="currency" office:currency="USD" office:value="1105.58" calcext:value-type="currency">
            <text:p>$1 105,58</text:p>
          </table:table-cell>
          <table:table-cell table:style-name="ce41" table:formula="of:=[.A45]*budgetjour-[.O45]" office:value-type="currency" office:currency="USD" office:value="3118.42" calcext:value-type="currency">
            <text:p>$3 118,42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1369" calcext:value-type="float">
            <text:p>1369</text:p>
          </table:table-cell>
          <table:table-cell/>
          <table:table-cell table:formula="of:=[.H45]+[.G46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46]+[.L46]+[.M46]" office:value-type="currency" office:currency="USD" office:value="0" calcext:value-type="currency">
            <text:p>$0,00</text:p>
          </table:table-cell>
          <table:table-cell table:style-name="ce41" table:formula="of:=[.O45]+[.N46]" office:value-type="currency" office:currency="USD" office:value="1105.58" calcext:value-type="currency">
            <text:p>$1 105,58</text:p>
          </table:table-cell>
          <table:table-cell table:style-name="ce41" table:formula="of:=[.A46]*budgetjour-[.O46]" office:value-type="currency" office:currency="USD" office:value="3214.42" calcext:value-type="currency">
            <text:p>$3 214,42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1369" calcext:value-type="float">
            <text:p>1369</text:p>
          </table:table-cell>
          <table:table-cell/>
          <table:table-cell table:formula="of:=[.H46]+[.G47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47]+[.L47]+[.M47]" office:value-type="currency" office:currency="USD" office:value="0" calcext:value-type="currency">
            <text:p>$0,00</text:p>
          </table:table-cell>
          <table:table-cell table:style-name="ce41" table:formula="of:=[.O46]+[.N47]" office:value-type="currency" office:currency="USD" office:value="1105.58" calcext:value-type="currency">
            <text:p>$1 105,58</text:p>
          </table:table-cell>
          <table:table-cell table:style-name="ce41" table:formula="of:=[.A47]*budgetjour-[.O47]" office:value-type="currency" office:currency="USD" office:value="3310.42" calcext:value-type="currency">
            <text:p>$3 310,42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1369" calcext:value-type="float">
            <text:p>1369</text:p>
          </table:table-cell>
          <table:table-cell/>
          <table:table-cell table:formula="of:=[.H47]+[.G48]" office:value-type="float" office:value="5940" calcext:value-type="float">
            <text:p>5940</text:p>
          </table:table-cell>
          <table:table-cell table:style-name="ce38"/>
          <table:table-cell/>
          <table:table-cell table:style-name="ce41" table:number-columns-repeated="3"/>
          <table:table-cell table:style-name="ce41" table:formula="of:=[.K48]+[.L48]+[.M48]" office:value-type="currency" office:currency="USD" office:value="0" calcext:value-type="currency">
            <text:p>$0,00</text:p>
          </table:table-cell>
          <table:table-cell table:style-name="ce41" table:formula="of:=[.O47]+[.N48]" office:value-type="currency" office:currency="USD" office:value="1105.58" calcext:value-type="currency">
            <text:p>$1 105,58</text:p>
          </table:table-cell>
          <table:table-cell table:style-name="ce41" table:formula="of:=[.A48]*budgetjour-[.O48]" office:value-type="currency" office:currency="USD" office:value="3406.42" calcext:value-type="currency">
            <text:p>$3 406,42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1369" calcext:value-type="float">
            <text:p>1369</text:p>
          </table:table-cell>
          <table:table-cell/>
          <table:table-cell table:formula="of:=[.H48]+[.G49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49]+[.L49]+[.M49]" office:value-type="currency" office:currency="USD" office:value="0" calcext:value-type="currency">
            <text:p>$0,00</text:p>
          </table:table-cell>
          <table:table-cell table:style-name="ce41" table:formula="of:=[.O48]+[.N49]" office:value-type="currency" office:currency="USD" office:value="1105.58" calcext:value-type="currency">
            <text:p>$1 105,58</text:p>
          </table:table-cell>
          <table:table-cell table:style-name="ce41" table:formula="of:=[.A49]*budgetjour-[.O49]" office:value-type="currency" office:currency="USD" office:value="3502.42" calcext:value-type="currency">
            <text:p>$3 502,42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1369" calcext:value-type="float">
            <text:p>1369</text:p>
          </table:table-cell>
          <table:table-cell/>
          <table:table-cell table:formula="of:=[.H49]+[.G50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50]+[.L50]+[.M50]" office:value-type="currency" office:currency="USD" office:value="0" calcext:value-type="currency">
            <text:p>$0,00</text:p>
          </table:table-cell>
          <table:table-cell table:style-name="ce41" table:formula="of:=[.O49]+[.N50]" office:value-type="currency" office:currency="USD" office:value="1105.58" calcext:value-type="currency">
            <text:p>$1 105,58</text:p>
          </table:table-cell>
          <table:table-cell table:style-name="ce41" table:formula="of:=[.A50]*budgetjour-[.O50]" office:value-type="currency" office:currency="USD" office:value="3598.42" calcext:value-type="currency">
            <text:p>$3 598,42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1369" calcext:value-type="float">
            <text:p>1369</text:p>
          </table:table-cell>
          <table:table-cell/>
          <table:table-cell table:formula="of:=[.H50]+[.G51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51]+[.L51]+[.M51]" office:value-type="currency" office:currency="USD" office:value="0" calcext:value-type="currency">
            <text:p>$0,00</text:p>
          </table:table-cell>
          <table:table-cell table:style-name="ce41" table:formula="of:=[.O50]+[.N51]" office:value-type="currency" office:currency="USD" office:value="1105.58" calcext:value-type="currency">
            <text:p>$1 105,58</text:p>
          </table:table-cell>
          <table:table-cell table:style-name="ce41" table:formula="of:=[.A51]*budgetjour-[.O51]" office:value-type="currency" office:currency="USD" office:value="3694.42" calcext:value-type="currency">
            <text:p>$3 694,42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1369" calcext:value-type="float">
            <text:p>1369</text:p>
          </table:table-cell>
          <table:table-cell/>
          <table:table-cell table:formula="of:=[.H51]+[.G52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52]+[.L52]+[.L53]" office:value-type="currency" office:currency="USD" office:value="0" calcext:value-type="currency">
            <text:p>$0,00</text:p>
          </table:table-cell>
          <table:table-cell table:style-name="ce41" table:formula="of:=[.O51]+[.N52]" office:value-type="currency" office:currency="USD" office:value="1105.58" calcext:value-type="currency">
            <text:p>$1 105,58</text:p>
          </table:table-cell>
          <table:table-cell table:style-name="ce41" table:formula="of:=[.A52]*budgetjour-[.O52]" office:value-type="currency" office:currency="USD" office:value="3790.42" calcext:value-type="currency">
            <text:p>$3 790,42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1369" calcext:value-type="float">
            <text:p>1369</text:p>
          </table:table-cell>
          <table:table-cell/>
          <table:table-cell table:formula="of:=[.H52]+[.G53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53]+[.L53]+[.M53]" office:value-type="currency" office:currency="USD" office:value="0" calcext:value-type="currency">
            <text:p>$0,00</text:p>
          </table:table-cell>
          <table:table-cell table:style-name="ce41" table:formula="of:=[.O52]+[.N53]" office:value-type="currency" office:currency="USD" office:value="1105.58" calcext:value-type="currency">
            <text:p>$1 105,58</text:p>
          </table:table-cell>
          <table:table-cell table:style-name="ce41" table:formula="of:=[.A53]*budgetjour-[.O53]" office:value-type="currency" office:currency="USD" office:value="3886.42" calcext:value-type="currency">
            <text:p>$3 886,42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1369" calcext:value-type="float">
            <text:p>1369</text:p>
          </table:table-cell>
          <table:table-cell/>
          <table:table-cell table:formula="of:=[.H53]+[.G54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54]+[.L54]+[.M54]" office:value-type="currency" office:currency="USD" office:value="0" calcext:value-type="currency">
            <text:p>$0,00</text:p>
          </table:table-cell>
          <table:table-cell table:style-name="ce41" table:formula="of:=[.O53]+[.N54]" office:value-type="currency" office:currency="USD" office:value="1105.58" calcext:value-type="currency">
            <text:p>$1 105,58</text:p>
          </table:table-cell>
          <table:table-cell table:style-name="ce41" table:formula="of:=[.A54]*budgetjour-[.O54]" office:value-type="currency" office:currency="USD" office:value="3982.42" calcext:value-type="currency">
            <text:p>$3 982,42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1369" calcext:value-type="float">
            <text:p>1369</text:p>
          </table:table-cell>
          <table:table-cell/>
          <table:table-cell table:formula="of:=[.H54]+[.G55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55]+[.L55]+[.M55]" office:value-type="currency" office:currency="USD" office:value="0" calcext:value-type="currency">
            <text:p>$0,00</text:p>
          </table:table-cell>
          <table:table-cell table:style-name="ce41" table:formula="of:=[.O54]+[.N55]" office:value-type="currency" office:currency="USD" office:value="1105.58" calcext:value-type="currency">
            <text:p>$1 105,58</text:p>
          </table:table-cell>
          <table:table-cell table:style-name="ce41" table:formula="of:=[.A55]*budgetjour-[.O55]" office:value-type="currency" office:currency="USD" office:value="4078.42" calcext:value-type="currency">
            <text:p>$4 078,42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1369" calcext:value-type="float">
            <text:p>1369</text:p>
          </table:table-cell>
          <table:table-cell/>
          <table:table-cell table:formula="of:=[.H55]+[.G56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56]+[.L56]+[.M56]" office:value-type="currency" office:currency="USD" office:value="0" calcext:value-type="currency">
            <text:p>$0,00</text:p>
          </table:table-cell>
          <table:table-cell table:style-name="ce41" table:formula="of:=[.O55]+[.N56]" office:value-type="currency" office:currency="USD" office:value="1105.58" calcext:value-type="currency">
            <text:p>$1 105,58</text:p>
          </table:table-cell>
          <table:table-cell table:style-name="ce41" table:formula="of:=[.A56]*budgetjour-[.O56]" office:value-type="currency" office:currency="USD" office:value="4174.42" calcext:value-type="currency">
            <text:p>$4 174,42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1369" calcext:value-type="float">
            <text:p>1369</text:p>
          </table:table-cell>
          <table:table-cell/>
          <table:table-cell table:formula="of:=[.H56]+[.G57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1105.58" calcext:value-type="currency">
            <text:p>$1 105,58</text:p>
          </table:table-cell>
          <table:table-cell table:style-name="ce41" table:formula="of:=[.A57]*budgetjour-[.O57]" office:value-type="currency" office:currency="USD" office:value="4270.42" calcext:value-type="currency">
            <text:p>$4 270,42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1369" calcext:value-type="float">
            <text:p>1369</text:p>
          </table:table-cell>
          <table:table-cell/>
          <table:table-cell table:formula="of:=[.H57]+[.G58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58]+[.L58]+[.M58]" office:value-type="currency" office:currency="USD" office:value="0" calcext:value-type="currency">
            <text:p>$0,00</text:p>
          </table:table-cell>
          <table:table-cell table:style-name="ce41" table:formula="of:=[.O57]+[.N58]" office:value-type="currency" office:currency="USD" office:value="1105.58" calcext:value-type="currency">
            <text:p>$1 105,58</text:p>
          </table:table-cell>
          <table:table-cell table:style-name="ce41" table:formula="of:=[.A58]*budgetjour-[.O58]" office:value-type="currency" office:currency="USD" office:value="4366.42" calcext:value-type="currency">
            <text:p>$4 366,42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1369" calcext:value-type="float">
            <text:p>1369</text:p>
          </table:table-cell>
          <table:table-cell/>
          <table:table-cell table:formula="of:=[.H58]+[.G59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59]+[.L59]+[.M59]" office:value-type="currency" office:currency="USD" office:value="0" calcext:value-type="currency">
            <text:p>$0,00</text:p>
          </table:table-cell>
          <table:table-cell table:style-name="ce41" table:formula="of:=[.O58]+[.N59]" office:value-type="currency" office:currency="USD" office:value="1105.58" calcext:value-type="currency">
            <text:p>$1 105,58</text:p>
          </table:table-cell>
          <table:table-cell table:style-name="ce41" table:formula="of:=[.A59]*budgetjour-[.O59]" office:value-type="currency" office:currency="USD" office:value="4462.42" calcext:value-type="currency">
            <text:p>$4 462,42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1369" calcext:value-type="float">
            <text:p>1369</text:p>
          </table:table-cell>
          <table:table-cell/>
          <table:table-cell table:formula="of:=[.H59]+[.G60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1105.58" calcext:value-type="currency">
            <text:p>$1 105,58</text:p>
          </table:table-cell>
          <table:table-cell table:style-name="ce41" table:formula="of:=[.A60]*budgetjour-[.O60]" office:value-type="currency" office:currency="USD" office:value="4558.42" calcext:value-type="currency">
            <text:p>$4 558,42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1369" calcext:value-type="float">
            <text:p>1369</text:p>
          </table:table-cell>
          <table:table-cell/>
          <table:table-cell table:formula="of:=[.H60]+[.G61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1105.58" calcext:value-type="currency">
            <text:p>$1 105,58</text:p>
          </table:table-cell>
          <table:table-cell table:style-name="ce41" table:formula="of:=[.A61]*budgetjour-[.O61]" office:value-type="currency" office:currency="USD" office:value="4654.42" calcext:value-type="currency">
            <text:p>$4 654,42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1369" calcext:value-type="float">
            <text:p>1369</text:p>
          </table:table-cell>
          <table:table-cell/>
          <table:table-cell table:formula="of:=[.H61]+[.G62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1105.58" calcext:value-type="currency">
            <text:p>$1 105,58</text:p>
          </table:table-cell>
          <table:table-cell table:style-name="ce41" table:formula="of:=[.A62]*budgetjour-[.O62]" office:value-type="currency" office:currency="USD" office:value="4750.42" calcext:value-type="currency">
            <text:p>$4 750,42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1369" calcext:value-type="float">
            <text:p>1369</text:p>
          </table:table-cell>
          <table:table-cell/>
          <table:table-cell table:formula="of:=[.H62]+[.G63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1105.58" calcext:value-type="currency">
            <text:p>$1 105,58</text:p>
          </table:table-cell>
          <table:table-cell table:style-name="ce41" table:formula="of:=[.A63]*budgetjour-[.O63]" office:value-type="currency" office:currency="USD" office:value="4846.42" calcext:value-type="currency">
            <text:p>$4 846,42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1369" calcext:value-type="float">
            <text:p>1369</text:p>
          </table:table-cell>
          <table:table-cell/>
          <table:table-cell table:formula="of:=[.H63]+[.G64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1105.58" calcext:value-type="currency">
            <text:p>$1 105,58</text:p>
          </table:table-cell>
          <table:table-cell table:style-name="ce41" table:formula="of:=[.A64]*budgetjour-[.O64]" office:value-type="currency" office:currency="USD" office:value="4942.42" calcext:value-type="currency">
            <text:p>$4 942,42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1369" calcext:value-type="float">
            <text:p>1369</text:p>
          </table:table-cell>
          <table:table-cell/>
          <table:table-cell table:formula="of:=[.H64]+[.G65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1105.58" calcext:value-type="currency">
            <text:p>$1 105,58</text:p>
          </table:table-cell>
          <table:table-cell table:style-name="ce41" table:formula="of:=[.A65]*budgetjour-[.O65]" office:value-type="currency" office:currency="USD" office:value="5038.42" calcext:value-type="currency">
            <text:p>$5 038,42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1369" calcext:value-type="float">
            <text:p>1369</text:p>
          </table:table-cell>
          <table:table-cell/>
          <table:table-cell table:formula="of:=[.H65]+[.G66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1105.58" calcext:value-type="currency">
            <text:p>$1 105,58</text:p>
          </table:table-cell>
          <table:table-cell table:style-name="ce41" table:formula="of:=[.A66]*budgetjour-[.O66]" office:value-type="currency" office:currency="USD" office:value="5134.42" calcext:value-type="currency">
            <text:p>$5 134,42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1369" calcext:value-type="float">
            <text:p>1369</text:p>
          </table:table-cell>
          <table:table-cell/>
          <table:table-cell table:formula="of:=[.H66]+[.G67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1105.58" calcext:value-type="currency">
            <text:p>$1 105,58</text:p>
          </table:table-cell>
          <table:table-cell table:style-name="ce41" table:formula="of:=[.A67]*budgetjour-[.O67]" office:value-type="currency" office:currency="USD" office:value="5230.42" calcext:value-type="currency">
            <text:p>$5 230,42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1369" calcext:value-type="float">
            <text:p>1369</text:p>
          </table:table-cell>
          <table:table-cell/>
          <table:table-cell table:formula="of:=[.H67]+[.G68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1105.58" calcext:value-type="currency">
            <text:p>$1 105,58</text:p>
          </table:table-cell>
          <table:table-cell table:style-name="ce41" table:formula="of:=[.A68]*budgetjour-[.O68]" office:value-type="currency" office:currency="USD" office:value="5326.42" calcext:value-type="currency">
            <text:p>$5 326,42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1369" calcext:value-type="float">
            <text:p>1369</text:p>
          </table:table-cell>
          <table:table-cell/>
          <table:table-cell table:formula="of:=[.H68]+[.G69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1105.58" calcext:value-type="currency">
            <text:p>$1 105,58</text:p>
          </table:table-cell>
          <table:table-cell table:style-name="ce41" table:formula="of:=[.A69]*budgetjour-[.O69]" office:value-type="currency" office:currency="USD" office:value="5422.42" calcext:value-type="currency">
            <text:p>$5 422,42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1369" calcext:value-type="float">
            <text:p>1369</text:p>
          </table:table-cell>
          <table:table-cell/>
          <table:table-cell table:formula="of:=[.H69]+[.G70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1105.58" calcext:value-type="currency">
            <text:p>$1 105,58</text:p>
          </table:table-cell>
          <table:table-cell table:style-name="ce41" table:formula="of:=[.A70]*budgetjour-[.O70]" office:value-type="currency" office:currency="USD" office:value="5518.42" calcext:value-type="currency">
            <text:p>$5 518,42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1369" calcext:value-type="float">
            <text:p>1369</text:p>
          </table:table-cell>
          <table:table-cell/>
          <table:table-cell table:formula="of:=[.H70]+[.G71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1105.58" calcext:value-type="currency">
            <text:p>$1 105,58</text:p>
          </table:table-cell>
          <table:table-cell table:style-name="ce41" table:formula="of:=[.A71]*budgetjour-[.O71]" office:value-type="currency" office:currency="USD" office:value="5614.42" calcext:value-type="currency">
            <text:p>$5 614,42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1369" calcext:value-type="float">
            <text:p>1369</text:p>
          </table:table-cell>
          <table:table-cell/>
          <table:table-cell table:formula="of:=[.H71]+[.G72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1105.58" calcext:value-type="currency">
            <text:p>$1 105,58</text:p>
          </table:table-cell>
          <table:table-cell table:style-name="ce41" table:formula="of:=[.A72]*budgetjour-[.O72]" office:value-type="currency" office:currency="USD" office:value="5710.42" calcext:value-type="currency">
            <text:p>$5 710,42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1369" calcext:value-type="float">
            <text:p>1369</text:p>
          </table:table-cell>
          <table:table-cell/>
          <table:table-cell table:formula="of:=[.H72]+[.G73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1105.58" calcext:value-type="currency">
            <text:p>$1 105,58</text:p>
          </table:table-cell>
          <table:table-cell table:style-name="ce41" table:formula="of:=[.A73]*budgetjour-[.O73]" office:value-type="currency" office:currency="USD" office:value="5806.42" calcext:value-type="currency">
            <text:p>$5 806,42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1369" calcext:value-type="float">
            <text:p>1369</text:p>
          </table:table-cell>
          <table:table-cell/>
          <table:table-cell table:formula="of:=[.H73]+[.G74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1105.58" calcext:value-type="currency">
            <text:p>$1 105,58</text:p>
          </table:table-cell>
          <table:table-cell table:style-name="ce41" table:formula="of:=[.A74]*budgetjour-[.O74]" office:value-type="currency" office:currency="USD" office:value="5902.42" calcext:value-type="currency">
            <text:p>$5 902,42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1369" calcext:value-type="float">
            <text:p>1369</text:p>
          </table:table-cell>
          <table:table-cell/>
          <table:table-cell table:formula="of:=[.H74]+[.G75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1105.58" calcext:value-type="currency">
            <text:p>$1 105,58</text:p>
          </table:table-cell>
          <table:table-cell table:style-name="ce41" table:formula="of:=[.A75]*budgetjour-[.O75]" office:value-type="currency" office:currency="USD" office:value="5998.42" calcext:value-type="currency">
            <text:p>$5 998,42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1369" calcext:value-type="float">
            <text:p>1369</text:p>
          </table:table-cell>
          <table:table-cell/>
          <table:table-cell table:formula="of:=[.H75]+[.G76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1105.58" calcext:value-type="currency">
            <text:p>$1 105,58</text:p>
          </table:table-cell>
          <table:table-cell table:style-name="ce41" table:formula="of:=[.A76]*budgetjour-[.O76]" office:value-type="currency" office:currency="USD" office:value="6094.42" calcext:value-type="currency">
            <text:p>$6 094,42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1369" calcext:value-type="float">
            <text:p>1369</text:p>
          </table:table-cell>
          <table:table-cell/>
          <table:table-cell table:formula="of:=[.H76]+[.G77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1105.58" calcext:value-type="currency">
            <text:p>$1 105,58</text:p>
          </table:table-cell>
          <table:table-cell table:style-name="ce41" table:formula="of:=[.A77]*budgetjour-[.O77]" office:value-type="currency" office:currency="USD" office:value="6190.42" calcext:value-type="currency">
            <text:p>$6 190,42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1369" calcext:value-type="float">
            <text:p>1369</text:p>
          </table:table-cell>
          <table:table-cell/>
          <table:table-cell table:formula="of:=[.H77]+[.G78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1105.58" calcext:value-type="currency">
            <text:p>$1 105,58</text:p>
          </table:table-cell>
          <table:table-cell table:style-name="ce41" table:formula="of:=[.A78]*budgetjour-[.O78]" office:value-type="currency" office:currency="USD" office:value="6286.42" calcext:value-type="currency">
            <text:p>$6 286,42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1369" calcext:value-type="float">
            <text:p>1369</text:p>
          </table:table-cell>
          <table:table-cell/>
          <table:table-cell table:formula="of:=[.H78]+[.G79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1105.58" calcext:value-type="currency">
            <text:p>$1 105,58</text:p>
          </table:table-cell>
          <table:table-cell table:style-name="ce41" table:formula="of:=[.A79]*budgetjour-[.O79]" office:value-type="currency" office:currency="USD" office:value="6382.42" calcext:value-type="currency">
            <text:p>$6 382,42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1369" calcext:value-type="float">
            <text:p>1369</text:p>
          </table:table-cell>
          <table:table-cell/>
          <table:table-cell table:formula="of:=[.H79]+[.G80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1105.58" calcext:value-type="currency">
            <text:p>$1 105,58</text:p>
          </table:table-cell>
          <table:table-cell table:style-name="ce41" table:formula="of:=[.A80]*budgetjour-[.O80]" office:value-type="currency" office:currency="USD" office:value="6478.42" calcext:value-type="currency">
            <text:p>$6 478,42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1369" calcext:value-type="float">
            <text:p>1369</text:p>
          </table:table-cell>
          <table:table-cell/>
          <table:table-cell table:formula="of:=[.H80]+[.G81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1105.58" calcext:value-type="currency">
            <text:p>$1 105,58</text:p>
          </table:table-cell>
          <table:table-cell table:style-name="ce41" table:formula="of:=[.A81]*budgetjour-[.O81]" office:value-type="currency" office:currency="USD" office:value="6574.42" calcext:value-type="currency">
            <text:p>$6 574,42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1369" calcext:value-type="float">
            <text:p>1369</text:p>
          </table:table-cell>
          <table:table-cell/>
          <table:table-cell table:formula="of:=[.H81]+[.G82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1105.58" calcext:value-type="currency">
            <text:p>$1 105,58</text:p>
          </table:table-cell>
          <table:table-cell table:style-name="ce41" table:formula="of:=[.A82]*budgetjour-[.O82]" office:value-type="currency" office:currency="USD" office:value="6670.42" calcext:value-type="currency">
            <text:p>$6 670,42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1369" calcext:value-type="float">
            <text:p>1369</text:p>
          </table:table-cell>
          <table:table-cell/>
          <table:table-cell table:formula="of:=[.H82]+[.G83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1105.58" calcext:value-type="currency">
            <text:p>$1 105,58</text:p>
          </table:table-cell>
          <table:table-cell table:style-name="ce41" table:formula="of:=[.A83]*budgetjour-[.O83]" office:value-type="currency" office:currency="USD" office:value="6766.42" calcext:value-type="currency">
            <text:p>$6 766,42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1369" calcext:value-type="float">
            <text:p>1369</text:p>
          </table:table-cell>
          <table:table-cell/>
          <table:table-cell table:formula="of:=[.H83]+[.G84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1105.58" calcext:value-type="currency">
            <text:p>$1 105,58</text:p>
          </table:table-cell>
          <table:table-cell table:style-name="ce41" table:formula="of:=[.A84]*budgetjour-[.O84]" office:value-type="currency" office:currency="USD" office:value="6862.42" calcext:value-type="currency">
            <text:p>$6 862,42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1369" calcext:value-type="float">
            <text:p>1369</text:p>
          </table:table-cell>
          <table:table-cell/>
          <table:table-cell table:formula="of:=[.H84]+[.G85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1105.58" calcext:value-type="currency">
            <text:p>$1 105,58</text:p>
          </table:table-cell>
          <table:table-cell table:style-name="ce41" table:formula="of:=[.A85]*budgetjour-[.O85]" office:value-type="currency" office:currency="USD" office:value="6958.42" calcext:value-type="currency">
            <text:p>$6 958,42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1369" calcext:value-type="float">
            <text:p>1369</text:p>
          </table:table-cell>
          <table:table-cell/>
          <table:table-cell table:formula="of:=[.H85]+[.G86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1105.58" calcext:value-type="currency">
            <text:p>$1 105,58</text:p>
          </table:table-cell>
          <table:table-cell table:style-name="ce41" table:formula="of:=[.A86]*budgetjour-[.O86]" office:value-type="currency" office:currency="USD" office:value="7054.42" calcext:value-type="currency">
            <text:p>$7 054,42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1369" calcext:value-type="float">
            <text:p>1369</text:p>
          </table:table-cell>
          <table:table-cell/>
          <table:table-cell table:formula="of:=[.H86]+[.G87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1105.58" calcext:value-type="currency">
            <text:p>$1 105,58</text:p>
          </table:table-cell>
          <table:table-cell table:style-name="ce41" table:formula="of:=[.A87]*budgetjour-[.O87]" office:value-type="currency" office:currency="USD" office:value="7150.42" calcext:value-type="currency">
            <text:p>$7 150,42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1369" calcext:value-type="float">
            <text:p>1369</text:p>
          </table:table-cell>
          <table:table-cell/>
          <table:table-cell table:formula="of:=[.H87]+[.G88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1105.58" calcext:value-type="currency">
            <text:p>$1 105,58</text:p>
          </table:table-cell>
          <table:table-cell table:style-name="ce41" table:formula="of:=[.A88]*budgetjour-[.O88]" office:value-type="currency" office:currency="USD" office:value="7246.42" calcext:value-type="currency">
            <text:p>$7 246,42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1369" calcext:value-type="float">
            <text:p>1369</text:p>
          </table:table-cell>
          <table:table-cell/>
          <table:table-cell table:formula="of:=[.H88]+[.G89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1105.58" calcext:value-type="currency">
            <text:p>$1 105,58</text:p>
          </table:table-cell>
          <table:table-cell table:style-name="ce41" table:formula="of:=[.A89]*budgetjour-[.O89]" office:value-type="currency" office:currency="USD" office:value="7342.42" calcext:value-type="currency">
            <text:p>$7 342,42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1369" calcext:value-type="float">
            <text:p>1369</text:p>
          </table:table-cell>
          <table:table-cell/>
          <table:table-cell table:formula="of:=[.H89]+[.G90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1105.58" calcext:value-type="currency">
            <text:p>$1 105,58</text:p>
          </table:table-cell>
          <table:table-cell table:style-name="ce41" table:formula="of:=[.A90]*budgetjour-[.O90]" office:value-type="currency" office:currency="USD" office:value="7438.42" calcext:value-type="currency">
            <text:p>$7 438,42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1369" calcext:value-type="float">
            <text:p>1369</text:p>
          </table:table-cell>
          <table:table-cell/>
          <table:table-cell table:formula="of:=[.H90]+[.G91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1105.58" calcext:value-type="currency">
            <text:p>$1 105,58</text:p>
          </table:table-cell>
          <table:table-cell table:style-name="ce41" table:formula="of:=[.A91]*budgetjour-[.O91]" office:value-type="currency" office:currency="USD" office:value="7534.42" calcext:value-type="currency">
            <text:p>$7 534,42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1369" calcext:value-type="float">
            <text:p>1369</text:p>
          </table:table-cell>
          <table:table-cell/>
          <table:table-cell table:formula="of:=[.H91]+[.G92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1105.58" calcext:value-type="currency">
            <text:p>$1 105,58</text:p>
          </table:table-cell>
          <table:table-cell table:style-name="ce41" table:formula="of:=[.A92]*budgetjour-[.O92]" office:value-type="currency" office:currency="USD" office:value="7630.42" calcext:value-type="currency">
            <text:p>$7 630,42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1369" calcext:value-type="float">
            <text:p>1369</text:p>
          </table:table-cell>
          <table:table-cell/>
          <table:table-cell table:formula="of:=[.H92]+[.G93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1105.58" calcext:value-type="currency">
            <text:p>$1 105,58</text:p>
          </table:table-cell>
          <table:table-cell table:style-name="ce41" table:formula="of:=[.A93]*budgetjour-[.O93]" office:value-type="currency" office:currency="USD" office:value="7726.42" calcext:value-type="currency">
            <text:p>$7 726,42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1369" calcext:value-type="float">
            <text:p>1369</text:p>
          </table:table-cell>
          <table:table-cell/>
          <table:table-cell table:formula="of:=[.H93]+[.G94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1105.58" calcext:value-type="currency">
            <text:p>$1 105,58</text:p>
          </table:table-cell>
          <table:table-cell table:style-name="ce41" table:formula="of:=[.A94]*budgetjour-[.O94]" office:value-type="currency" office:currency="USD" office:value="7822.42" calcext:value-type="currency">
            <text:p>$7 822,42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1369" calcext:value-type="float">
            <text:p>1369</text:p>
          </table:table-cell>
          <table:table-cell/>
          <table:table-cell table:formula="of:=[.H94]+[.G95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1105.58" calcext:value-type="currency">
            <text:p>$1 105,58</text:p>
          </table:table-cell>
          <table:table-cell table:style-name="ce41" table:formula="of:=[.A95]*budgetjour-[.O95]" office:value-type="currency" office:currency="USD" office:value="7918.42" calcext:value-type="currency">
            <text:p>$7 918,42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1369" calcext:value-type="float">
            <text:p>1369</text:p>
          </table:table-cell>
          <table:table-cell/>
          <table:table-cell table:formula="of:=[.H95]+[.G96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1105.58" calcext:value-type="currency">
            <text:p>$1 105,58</text:p>
          </table:table-cell>
          <table:table-cell table:style-name="ce41" table:formula="of:=[.A96]*budgetjour-[.O96]" office:value-type="currency" office:currency="USD" office:value="8014.42" calcext:value-type="currency">
            <text:p>$8 014,42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1369" calcext:value-type="float">
            <text:p>1369</text:p>
          </table:table-cell>
          <table:table-cell/>
          <table:table-cell table:formula="of:=[.H96]+[.G97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1105.58" calcext:value-type="currency">
            <text:p>$1 105,58</text:p>
          </table:table-cell>
          <table:table-cell table:style-name="ce41" table:formula="of:=[.A97]*budgetjour-[.O97]" office:value-type="currency" office:currency="USD" office:value="8110.42" calcext:value-type="currency">
            <text:p>$8 110,42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1369" calcext:value-type="float">
            <text:p>1369</text:p>
          </table:table-cell>
          <table:table-cell/>
          <table:table-cell table:formula="of:=[.H97]+[.G98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1105.58" calcext:value-type="currency">
            <text:p>$1 105,58</text:p>
          </table:table-cell>
          <table:table-cell table:style-name="ce41" table:formula="of:=[.A98]*budgetjour-[.O98]" office:value-type="currency" office:currency="USD" office:value="8206.42" calcext:value-type="currency">
            <text:p>$8 206,42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1369" calcext:value-type="float">
            <text:p>1369</text:p>
          </table:table-cell>
          <table:table-cell/>
          <table:table-cell table:formula="of:=[.H98]+[.G99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1105.58" calcext:value-type="currency">
            <text:p>$1 105,58</text:p>
          </table:table-cell>
          <table:table-cell table:style-name="ce41" table:formula="of:=[.A99]*budgetjour-[.O99]" office:value-type="currency" office:currency="USD" office:value="8302.42" calcext:value-type="currency">
            <text:p>$8 302,42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1369" calcext:value-type="float">
            <text:p>1369</text:p>
          </table:table-cell>
          <table:table-cell/>
          <table:table-cell table:formula="of:=[.H99]+[.G100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1105.58" calcext:value-type="currency">
            <text:p>$1 105,58</text:p>
          </table:table-cell>
          <table:table-cell table:style-name="ce41" table:formula="of:=[.A100]*budgetjour-[.O100]" office:value-type="currency" office:currency="USD" office:value="8398.42" calcext:value-type="currency">
            <text:p>$8 398,42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1369" calcext:value-type="float">
            <text:p>1369</text:p>
          </table:table-cell>
          <table:table-cell/>
          <table:table-cell table:formula="of:=[.H100]+[.G101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1105.58" calcext:value-type="currency">
            <text:p>$1 105,58</text:p>
          </table:table-cell>
          <table:table-cell table:style-name="ce41" table:formula="of:=[.A101]*budgetjour-[.O101]" office:value-type="currency" office:currency="USD" office:value="8494.42" calcext:value-type="currency">
            <text:p>$8 494,42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1369" calcext:value-type="float">
            <text:p>1369</text:p>
          </table:table-cell>
          <table:table-cell/>
          <table:table-cell table:formula="of:=[.H101]+[.G102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1105.58" calcext:value-type="currency">
            <text:p>$1 105,58</text:p>
          </table:table-cell>
          <table:table-cell table:style-name="ce41" table:formula="of:=[.A102]*budgetjour-[.O102]" office:value-type="currency" office:currency="USD" office:value="8590.42" calcext:value-type="currency">
            <text:p>$8 590,42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1369" calcext:value-type="float">
            <text:p>1369</text:p>
          </table:table-cell>
          <table:table-cell/>
          <table:table-cell table:formula="of:=[.H102]+[.G103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1105.58" calcext:value-type="currency">
            <text:p>$1 105,58</text:p>
          </table:table-cell>
          <table:table-cell table:style-name="ce41" table:formula="of:=[.A103]*budgetjour-[.O103]" office:value-type="currency" office:currency="USD" office:value="8686.42" calcext:value-type="currency">
            <text:p>$8 686,42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1369" calcext:value-type="float">
            <text:p>1369</text:p>
          </table:table-cell>
          <table:table-cell/>
          <table:table-cell table:formula="of:=[.H103]+[.G104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1105.58" calcext:value-type="currency">
            <text:p>$1 105,58</text:p>
          </table:table-cell>
          <table:table-cell table:style-name="ce41" table:formula="of:=[.A104]*budgetjour-[.O104]" office:value-type="currency" office:currency="USD" office:value="8782.42" calcext:value-type="currency">
            <text:p>$8 782,42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1369" calcext:value-type="float">
            <text:p>1369</text:p>
          </table:table-cell>
          <table:table-cell/>
          <table:table-cell table:formula="of:=[.H104]+[.G105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1105.58" calcext:value-type="currency">
            <text:p>$1 105,58</text:p>
          </table:table-cell>
          <table:table-cell table:style-name="ce41" table:formula="of:=[.A105]*budgetjour-[.O105]" office:value-type="currency" office:currency="USD" office:value="8878.42" calcext:value-type="currency">
            <text:p>$8 878,42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1369" calcext:value-type="float">
            <text:p>1369</text:p>
          </table:table-cell>
          <table:table-cell/>
          <table:table-cell table:formula="of:=[.H105]+[.G106]" office:value-type="float" office:value="5940" calcext:value-type="float">
            <text:p>5940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1105.58" calcext:value-type="currency">
            <text:p>$1 105,58</text:p>
          </table:table-cell>
          <table:table-cell table:style-name="ce41" table:formula="of:=[.A106]*budgetjour-[.O106]" office:value-type="currency" office:currency="USD" office:value="8974.42" calcext:value-type="currency">
            <text:p>$8 974,42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0">00/00/0000</text:date>, <text:time style:data-style-name="N2" text:time-value="10:54:09.1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3-30T19:03:59.922000000</dc:date>
    <meta:editing-duration>P84DT11H54M18S</meta:editing-duration>
    <meta:editing-cycles>198</meta:editing-cycles>
    <meta:document-statistic meta:table-count="1" meta:cell-count="991" meta:object-count="0"/>
  </office:meta>
</office:document-meta>
</file>